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2.55cm" fo:min-width="14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4cm" fo:min-width="0.49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0.74cm" fo:min-width="0.49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74cm" fo:min-width="0.49cm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4:00:31.399532801</meta:creation-date>
    <dc:date>2018-11-23T09:48:13.375507958</dc:date>
    <meta:editing-duration>PT1H41M11S</meta:editing-duration>
    <meta:editing-cycles>3</meta:editing-cycles>
    <meta:generator>LibreOffice/6.0.6.2$Linux_X86_64 LibreOffice_project/00m0$Build-2</meta:generator>
    <meta:document-statistic meta:object-count="181"/>
  </office:meta>
</office:document-meta>
</file>